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3e8e23" officeooo:paragraph-rsid="003e8e23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Heading_20_1">
      <style:text-properties officeooo:rsid="0025c1a8" officeooo:paragraph-rsid="0028fcfc"/>
    </style:style>
    <style:style style:name="P7" style:family="paragraph" style:parent-style-name="Text_20_body">
      <style:text-properties officeooo:rsid="0031ed30" officeooo:paragraph-rsid="0031ed30"/>
    </style:style>
    <style:style style:name="P8" style:family="paragraph" style:parent-style-name="Text_20_body">
      <style:text-properties officeooo:rsid="00339d49" officeooo:paragraph-rsid="00339d49"/>
    </style:style>
    <style:style style:name="P9" style:family="paragraph" style:parent-style-name="Heading_20_1">
      <style:text-properties officeooo:rsid="0029c648" officeooo:paragraph-rsid="0029c648"/>
    </style:style>
    <style:style style:name="P10" style:family="paragraph" style:parent-style-name="Text_20_body">
      <style:text-properties officeooo:rsid="003582ae" officeooo:paragraph-rsid="003582ae"/>
    </style:style>
    <style:style style:name="P11" style:family="paragraph" style:parent-style-name="Text_20_body">
      <style:text-properties officeooo:rsid="003767c8" officeooo:paragraph-rsid="003767c8"/>
    </style:style>
    <style:style style:name="P12" style:family="paragraph" style:parent-style-name="Text_20_body">
      <style:text-properties officeooo:rsid="0038538f" officeooo:paragraph-rsid="0038538f"/>
    </style:style>
    <style:style style:name="P13" style:family="paragraph" style:parent-style-name="Text_20_body">
      <style:text-properties officeooo:rsid="00386350" officeooo:paragraph-rsid="00386350"/>
    </style:style>
    <style:style style:name="T1" style:family="text">
      <style:text-properties officeooo:rsid="002a5886"/>
    </style:style>
    <style:style style:name="T2" style:family="text">
      <style:text-properties officeooo:rsid="0025c1a8"/>
    </style:style>
    <style:style style:name="T3" style:family="text">
      <style:text-properties officeooo:rsid="002ce90a"/>
    </style:style>
    <style:style style:name="T4" style:family="text">
      <style:text-properties officeooo:rsid="003582ae"/>
    </style:style>
    <style:style style:name="T5" style:family="text">
      <style:text-properties officeooo:rsid="00339d49"/>
    </style:style>
    <style:style style:name="T6" style:family="text">
      <style:text-properties officeooo:rsid="003767c8"/>
    </style:style>
    <style:style style:name="T7" style:family="text">
      <style:text-properties officeooo:rsid="00386350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ability with Permutations and Combinations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<text:span text:style-name="T1">A</text:span><text:span text:style-name="T2">nswer the </text:span>following <text:span text:style-name="T2">problems</text:span> from Section <text:span text:style-name="T3">7.6</text:span> of the textbook: <text:span text:style-name="T3">1 – 5, 11 – 15</text:span>.</text:p>
        <text:p text:style-name="Text_20_body">For reference, the text of the problems are duplicated below. </text:p>
        <text:p text:style-name="Text_20_body">The following exercises deal with our version of the game blackjack. In this card game, players are dealt a hand of two cards from a standard deck. The dealer’s cards are dealt with the second card face up, so the order matters; the other players’ hands are dealt entirely face down, so order doesn’t matter. The goal of the game is to build a hand whose point value is as close as possible to 21 without going over. The point values of each card are as follows: numbered cards are worth the number on the face (for example, 8♣ is worth 8 points); jacks, queens, and kings are each worth 10 points, and aces are worth either 1 or 11 points (the player can choose). Players whose hands are worth less than 21 points may ask to be dealt additional cards one at a time until they either go over 21 points or they choose to stop.</text:p>
        <text:list text:style-name="L1">
          <text:list-item>
            <text:p text:style-name="P4">What is the probability that a player (not the dealer) is dealt an initial hand worth 21 points? This can only happen with an ace and a card worth 10 points (10, J, Q, or K).</text:p>
          </text:list-item>
          <text:list-item>
            <text:p text:style-name="P4">What is the probability that the dealer is dealt an initial hand worth 21 points, with an ace showing?</text:p>
          </text:list-item>
          <text:list-item>
            <text:p text:style-name="P4">What is the probability that a player is dealt 2 cards worth 10 points each?</text:p>
          </text:list-item>
          <text:list-item>
            <text:p text:style-name="P4">What is the probability that a player is dealt an initial hand with an 8 and a 3?</text:p>
          </text:list-item>
          <text:list-item>
            <text:p text:style-name="P4">What is the probability that a player is dealt an initial hand with two 8s?</text:p>
          </text:list-item>
        </text:list>
        <text:p text:style-name="Text_20_body">In the following exercises, you are about to draw Scrabble tiles from a bag without replacement; the bag contains the letters A, A, C, E, E, E, L, L, N, O, R, S, S, S, T, X.</text:p>
        <text:list text:style-name="L2">
          <text:list-item>
            <text:p text:style-name="P5">What is the probability of drawing the letters E-A-R, in order?</text:p>
          </text:list-item>
          <text:list-item>
            <text:p text:style-name="P5">What is the probability of drawing the letters E-A-R, in any order?</text:p>
          </text:list-item>
          <text:list-item>
            <text:p text:style-name="P5">What is the probability of drawing the letters S-E-A-L, in order?</text:p>
          </text:list-item>
          <text:list-item>
            <text:p text:style-name="P5">What is the probability of drawing the letters S-E-A-L, in any order?</text:p>
          </text:list-item>
          <text:list-item>
            <text:p text:style-name="P5">What is the probability of drawing the letters L-A-S-S, in order?</text:p>
          </text:list-item>
        </text:list>
      </text:section>
      <text:section text:style-name="Sect2" text:name="Answer Section">
        <text:h text:style-name="P6" text:outline-level="1"><text:soft-page-break/>Answer Key</text:h>
        <text:p text:style-name="P7">1. 32/663 = 0.0483</text:p>
        <text:p text:style-name="P7">2. 16/663 = 0.0241</text:p>
        <text:p text:style-name="P7">3. 40/221 = 0.1810</text:p>
        <text:p text:style-name="P7">4. 8/663 = 0.0121</text:p>
        <text:p text:style-name="P7">5. 2/221 = 0.0099</text:p>
        <text:p text:style-name="P8">11. 1/560 = 0.0018</text:p>
        <text:p text:style-name="P8">12. 3/280 = 0.0107</text:p>
        <text:p text:style-name="P8">13. 3/3640 = 0.0008</text:p>
        <text:p text:style-name="P8">14. 9/455 = 0.0198</text:p>
        <text:p text:style-name="P8">15. 1/1820 = 0.0005</text:p>
      </text:section>
      <text:section text:style-name="Sect1" text:name="Feedback Section">
        <text:h text:style-name="P9" text:outline-level="1">Student Feedback Templates</text:h>
        <text:p text:style-name="P8">#1 should be 0.0483 (Top = 4 * 16 = 64, Bottom = 52_<text:span text:style-name="T4">C</text:span>_2 = <text:span text:style-name="T4">26</text:span> * <text:span text:style-name="T4">51</text:span> = 1326; 64 / 1326 = 32/663 = 0.0483.)</text:p>
        <text:p text:style-name="P8">#2 should be <text:span text:style-name="T4">0.0241 (Top = 4 * 16 = 64, Bottom = 52_P_2 = 52 * 51 = 2652; 64 / 2652 = 16/663 = 0.0241.)</text:span></text:p>
        <text:p text:style-name="P10">#3 should be 0.1810 (Top = 16 * 15 = 240, Bottom = <text:span text:style-name="T5">52_</text:span>C<text:span text:style-name="T5">_2 = </text:span>26<text:span text:style-name="T5"> * </text:span>51<text:span text:style-name="T5"> = 1326; </text:span>240 / 1326 = 40/221 = 0.1810.)</text:p>
        <text:p text:style-name="P10">#4 should be 0.0121 (Top = <text:span text:style-name="T6">4 * 4</text:span> = <text:span text:style-name="T6">16</text:span>, Bottom = 52_<text:span text:style-name="T6">C</text:span>_2 = <text:span text:style-name="T6">26</text:span> * 51 = <text:span text:style-name="T6">1326</text:span>; <text:span text:style-name="T6">16</text:span> / <text:span text:style-name="T6">1326</text:span> = <text:span text:style-name="T6">8/663</text:span> = <text:span text:style-name="T6">0.0121</text:span></text:p>
        <text:p text:style-name="P11">#5 should be 0.0099 (Top = 4 * 3 = 12, Bottom = 52_C_2 = 26 * 51 = 1326; 12 / 1326 = 2/221 = 0.0099</text:p>
        <text:p text:style-name="P12">#11 should be 0.0018 (Top = 3 * 2 * 1 = 6, Bottom = 16_P_3 = 16 * 15 * 14 = 3360; 6 / 3360 = 1/560 = 0.0018)</text:p>
        <text:p text:style-name="P12">#12 should be 0.0107 (Top = 3 * 2 * 1 = 6, Bottom = 16_C_3 = 8 * 5 * 14 = 560; 6 / 560 = 3/280 = 0.0107)</text:p>
        <text:p text:style-name="P12">#13 should be 0.0008 (Top = 3 * 3 * 2 * 2 = 36, Bottom = 16_P_4 = 16 * 15 * 14 * 13 = 43680; <text:span text:style-name="T7">36 / 43680 = 3/3640 = 0.0008)</text:span></text:p>
        <text:p text:style-name="P13">#14 should be 0.0198 (Top = 3 * 3 * 2 * 2 = 36, Bottom = 16_C_4 = 1820; 36 / 1820 = 9/355 = 0.0198)</text:p>
        <text:p text:style-name="P13">#15 should be 0.0005 (Top = 2 * 2 * 3 * 2 = 24, Bottom = 16_P_4 = 43680; 24 / 43680 = 1/1820 = 0.0005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16T22:21:59.983000000</meta:creation-date>
    <meta:editing-duration>PT1H16M14S</meta:editing-duration>
    <meta:editing-cycles>7</meta:editing-cycles>
    <meta:generator>LibreOffice/25.2.3.2$Windows_x86 LibreOffice_project/bbb074479178df812d175f709636b368952c2ce3</meta:generator>
    <dc:title>Probability with Permutations and Combinations</dc:title>
    <dc:date>2025-11-07T16:10:17.994313400</dc:date>
    <meta:document-statistic meta:table-count="0" meta:image-count="0" meta:object-count="0" meta:page-count="2" meta:paragraph-count="40" meta:word-count="734" meta:character-count="3438" meta:non-whitespace-character-count="2751"/>
    <meta:template xlink:type="simple" xlink:actuate="onRequest" xlink:title="Homework Assignment" xlink:href="../../../../../../AppData/Roaming/LibreOffice/4/user/template/Homework%20Assignment.ott" meta:date="2024-11-16T22:21:57.949000000"/>
  </office:meta>
</office:document-meta>
</file>